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_20__28_Web_29_">
      <style:paragraph-properties style:line-height-at-least="0.1874in" fo:background-color="#ffffff">
        <style:background-image/>
      </style:paragraph-properties>
    </style:style>
    <style:style style:name="P2" style:family="paragraph" style:parent-style-name="Standard">
      <style:text-properties fo:font-size="11pt" style:font-size-asian="11pt" style:font-size-complex="11pt"/>
    </style:style>
    <style:style style:name="P3" style:family="paragraph" style:parent-style-name="Standard" style:list-style-name="WW8Num2">
      <style:text-properties fo:font-size="11pt" style:font-size-asian="11pt" style:font-size-complex="11pt"/>
    </style:style>
    <style:style style:name="P4" style:family="paragraph" style:parent-style-name="Standard" style:list-style-name="WW8Num2"/>
    <style:style style:name="P5" style:family="paragraph" style:parent-style-name="Standard">
      <style:paragraph-properties fo:margin-left="0.5in" fo:margin-right="0in" fo:text-indent="0in" style:auto-text-indent="false"/>
      <style:text-properties fo:font-size="11pt" style:font-size-asian="11pt" style:font-size-complex="11pt"/>
    </style:style>
    <style:style style:name="P6" style:family="paragraph" style:parent-style-name="Standard" style:master-page-name="Standard">
      <style:paragraph-properties style:page-number="auto"/>
    </style:style>
    <style:style style:name="T1" style:family="text">
      <style:text-properties fo:font-size="11pt" style:font-size-asian="11pt" style:font-size-complex="11pt"/>
    </style:style>
    <style:style style:name="T2" style:family="text">
      <style:text-properties fo:font-size="11pt" fo:font-style="italic" style:font-size-asian="11pt" style:font-style-asian="italic" style:font-size-complex="11pt"/>
    </style:style>
    <style:style style:name="T3"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teve Atkins, Ph.D.</text:span></text:p>
      <text:p text:style-name="Standard"><text:span text:style-name="T1">910 Francesca Court</text:span></text:p>
      <text:p text:style-name="Standard"><text:span text:style-name="T1">Punta Gorda, Fl 33950</text:span></text:p>
      <text:p text:style-name="Standard"><text:span text:style-name="T1">(336)710-9122</text:span></text:p>
      <text:p text:style-name="P2"/>
      <text:p text:style-name="P2">August 30, 2011</text:p>
      <text:p text:style-name="P2"/>
      <text:p text:style-name="Standard"><text:span text:style-name="T1">Santa Rosa Junior College Presidential Search Committee:</text:span></text:p>
      <text:p text:style-name="P2"/>
      <text:p text:style-name="P1"><text:span text:style-name="T1">I am an experienced leader with progressively responsible positions in higher education. My professional background, complemented by creative and collaborative leadership, and strong interpersonal and communication skills, make me an excellent candidate for the position of President at Santa Rosa Junior College. Moreover, I am very familiar with Santa Rosa’s reputation and national prominence as an institution committed to learning, and I have a great desire to be part of a college that practices integrity in pursuit of meeting its core mission. Throughout my tenure in college administration, I have worked diligently to engender a culture that measures its success relative to </text:span>improving the skills and enhancing the lives of students<text:span text:style-name="T1">. <text:s/>I have a broad understanding of the challenges and opportunities that public colleges are facing and welcome the chance to meet with the search committee to discuss my candidacy.</text:span></text:p>
      <text:p text:style-name="P1"><text:span text:style-name="T1">I am attaching my curriculum vitae to this letter, along with artifacts that support my capabilities and competence as a college administrator, and the names and contact information of individuals who will serve as my references. I am also listing below certain of my accomplishments and interests that fit most closely with my perception of what Santa Rosa Junior College is seeking in a president:</text:span></text:p>
      <text:list xml:id="list3439237346790009049" text:style-name="WW8Num2">
        <text:list-item>
          <text:p text:style-name="P4"><text:span text:style-name="T1">I have successfully served two colleges in a variety of roles, one in North Carolina and the other in Florida. I spent twenty-one years at Surry Community College in North Carolina as full-time faculty member, Dean of Arts and Sciences, and Vice President of Academic and Student Affairs. For the past four years I have been employed by Edison State College (ESC). I was originally hired as Dean of Edison’s Charlotte campus and after my first year was promoted to District Vice President of Academic and Student Affairs. </text:span></text:p>
        </text:list-item>
        <text:list-item>
          <text:p text:style-name="P4"><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other than Cornell University, with a commercial teaching winery, vineyard, and enology laboratory. In fact, the program and its role in developing partnerships to support the region’s economic development were featured in the </text:span><text:span text:style-name="T2">New York Times</text:span><text:span text:style-name="T1">, the </text:span><text:span text:style-name="T2">London Financial Times</text:span><text:span text:style-name="T1">, and on </text:span><text:span text:style-name="T2">National Public Radio</text:span><text:span text:style-name="T1">. <text:s text:c="2"/></text:span></text:p>
        </text:list-item>
        <text:list-item>
          <text:p text:style-name="P4"><text:span text:style-name="T1">At SCC, I spearheaded a nationally recognized Learning Initiative and Quality Enhancement Plan. Specific activities included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 </text:span></text:p>
        </text:list-item>
        <text:list-item>
          <text:p text:style-name="P4"><text:span text:style-name="T1">The SCC Learning Initiative resulted in national and international recognition for the college and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3">Community College Journal</text:span>. The article, entitled “Effective Educational Practice,” explains how the college brought together faculty to discuss ways to decrease the amount of class time spent on lecture and <text:soft-page-break/>increase the amount of time students work together to process information and generate their own solutions to problems. In addition to this publication, the college was featured in the SACS Accreditation Toolkit as an example of how colleges are using the <text:span text:style-name="T3">Community College of Survey of Student Engagement</text:span> (<text:span text:style-name="T3">CCSSE</text:span>) data to promote student learning throughout the accreditation review process. </text:p>
        </text:list-item>
        <text:list-item>
          <text:p text:style-name="P4"><text:span text:style-name="T1">In 2003, at Dr. Terry O’Banion’s request, I co-authored an article published in the League for Innovation in the Community College’s </text:span><text:span text:style-name="T2">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4"><text:span text:style-name="T1">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 at 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span></text:p>
        </text:list-item>
        <text:list-item>
          <text:p text:style-name="P4"><text:span text:style-name="T1">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span></text:p>
        </text:list-item>
        <text:list-item>
          <text:p text:style-name="P4"><text:span text:style-name="T1">During my tenure at ESC, the college experienced a 42% increase in FTE over a three-year period. Inherent to the growth was a significant increase in the number of students testing into developmental studies courses. The shift in student learning needs, combined with historical challenges of student success and retention, prompted a sustained and deliberate effort to develop an improvement plan focusing on the entire experience of first-year students. In fall 2008, I led more than 80 faculty, staff, students and administrators in a comprehensive self-study, under the auspices of the Foundations of Excellence® in the First College Year (FOE), with Dr. John N. Gardner serving as an advisor and consultant. The implementation of this important study is in process and will serve as one of the foundational elements for the institution’s Quality Enhancement Plan (QEP).</text:span></text:p>
        </text:list-item>
        <text:list-item>
          <text:p text:style-name="P4"><text:span text:style-name="T1">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span></text:p>
        </text:list-item>
        <text:list-item>
          <text:p text:style-name="P4"><text:span text:style-name="T1">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includes a portfolio that aligns teaching practices and goals with evaluation instruments and other methods for analyzing teaching and learning.  <text:s/></text:span></text:p>
        </text:list-item>
        <text:list-item>
          <text:p text:style-name="P3">From 2008 to present, I have facilitated the successful implementation of nine new baccalaureate degree programs at ESC, served as the institution’s liaison for SACS, and provided leadership and expertise in the development of the College’s Quality Enhancement Plan.</text:p>
        </text:list-item>
      </text:list>
      <text:p text:style-name="P5"><text:soft-page-break/></text:p>
      <text:p text:style-name="P5"/>
      <text:p text:style-name="Standard"><text:span text:style-name="T1">There are several reasons I would very much like to serve Santa Rosa Junior College as President. The most salient reason that I am interested is the opportunity to work closely with Santa Rosa’s leadership team in an environment that is consistent with my own philosophy of higher education practices. For years, I have been charged with transforming community and state colleges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colleges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text:span></text:p>
      <text:p text:style-name="P2"/>
      <text:p text:style-name="Standard"><text:span text:style-name="T1">Enclosed is my resume for your review. I would like to be considered for the President and look forward to beginning discussions soon.</text:span></text:p>
      <text:p text:style-name="P2"/>
      <text:p text:style-name="P2">Sincerely,</text:p>
      <text:p text:style-name="P2"/>
      <text:p text:style-name="P2"/>
      <text:p text:style-name="P2"/>
      <text:p text:style-name="Standard"><text:span text:style-name="T1">Steve Atkins, Ph.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1-09-12T16:39:00</meta:creation-date>
    <dc:creator>Edison</dc:creator>
    <dc:date>2011-09-12T16:39:00</dc:date>
    <meta:print-date>2011-04-20T10:25:00</meta:print-date>
    <meta:editing-cycles>2</meta:editing-cycles>
    <meta:editing-duration>P15824DT17H31M44S</meta:editing-duration>
    <meta:document-statistic meta:table-count="0" meta:image-count="0" meta:object-count="0" meta:page-count="3" meta:paragraph-count="23" meta:word-count="1476" meta:character-count="9620" meta:non-whitespace-character-count="8165"/>
    <meta:generator>LibreOffice/4.1.1.2$Windows_x86 LibreOffice_project/7e4286b58adc75a14f6d83f53a03b6c11fa2903</meta:generator>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